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" fo:font-weight="bold" style:font-weight-asian="bold" style:font-weight-complex="bold" fo:color="#222222"/>
    </style:style>
    <style:style style:name="P2" style:parent-style-name="Titre" style:family="paragraph">
      <style:text-properties fo:language="en" fo:country="US"/>
    </style:style>
    <style:style style:name="P3" style:parent-style-name="Sansinterligne" style:family="paragraph">
      <style:text-properties fo:language="en" fo:country="US"/>
    </style:style>
    <style:style style:name="P4" style:parent-style-name="Paragraphedeliste" style:family="paragraph">
      <style:text-properties fo:language="en" fo:country="US"/>
    </style:style>
    <style:style style:name="P5" style:parent-style-name="Paragraphedeliste" style:family="paragraph">
      <style:text-properties fo:language="en" fo:country="US"/>
    </style:style>
    <style:style style:name="P6" style:parent-style-name="Titre2" style:family="paragraph">
      <style:text-properties fo:language="en" fo:country="US"/>
    </style:style>
    <style:style style:name="P7" style:parent-style-name="Paragraphedeliste" style:family="paragraph">
      <style:text-properties fo:language="en" fo:country="US"/>
    </style:style>
    <style:style style:name="P8" style:parent-style-name="Paragraphedeliste" style:family="paragraph"/>
    <style:style style:name="T9" style:parent-style-name="Policepardéfaut" style:family="text">
      <style:text-properties fo:language="en" fo:country="US"/>
    </style:style>
    <style:style style:name="T10" style:parent-style-name="Lienhypertexte" style:family="text">
      <style:text-properties fo:language="en" fo:country="US"/>
    </style:style>
    <style:style style:name="P11" style:parent-style-name="Paragraphedeliste" style:family="paragraph">
      <style:text-properties fo:language="en" fo:country="US"/>
    </style:style>
    <style:style style:name="P12" style:parent-style-name="Paragraphedeliste" style:family="paragraph">
      <style:text-properties fo:language="en" fo:country="US"/>
    </style:style>
    <style:style style:name="P13" style:parent-style-name="Paragraphedeliste" style:family="paragraph">
      <style:text-properties fo:language="en" fo:country="US"/>
    </style:style>
    <style:style style:name="P14" style:parent-style-name="Paragraphedeliste" style:family="paragraph">
      <style:text-properties fo:language="en" fo:country="US"/>
    </style:style>
    <style:style style:name="T15" style:parent-style-name="Policepardéfaut" style:family="text">
      <style:text-properties fo:background-color="#FFFF00" fo:language="en" fo:country="US"/>
    </style:style>
    <style:style style:name="T16" style:parent-style-name="Policepardéfaut" style:family="text">
      <style:text-properties fo:language="en" fo:country="US"/>
    </style:style>
    <style:style style:name="T17" style:parent-style-name="Policepardéfaut" style:family="text">
      <style:text-properties fo:language="en" fo:country="US"/>
    </style:style>
    <style:style style:name="T18" style:parent-style-name="Policepardéfaut" style:family="text">
      <style:text-properties fo:language="en" fo:country="US"/>
    </style:style>
    <style:style style:name="T19" style:parent-style-name="Policepardéfaut" style:family="text">
      <style:text-properties fo:language="en" fo:country="US"/>
    </style:style>
    <style:style style:name="T20" style:parent-style-name="Policepardéfaut" style:family="text">
      <style:text-properties fo:language="en" fo:country="US"/>
    </style:style>
    <style:style style:name="T21" style:parent-style-name="Lienhypertexte" style:family="text">
      <style:text-properties fo:background-color="#FFFF00" fo:language="en" fo:country="US"/>
    </style:style>
    <style:style style:name="P22" style:parent-style-name="Paragraphedeliste" style:family="paragraph">
      <style:text-properties fo:language="en" fo:country="US"/>
    </style:style>
    <style:style style:name="P23" style:parent-style-name="Titre2" style:family="paragraph">
      <style:text-properties fo:language="en" fo:country="US"/>
    </style:style>
    <style:style style:name="P24" style:parent-style-name="Paragraphedeliste" style:family="paragraph">
      <style:text-properties fo:language="en" fo:country="US"/>
    </style:style>
    <style:style style:name="P25" style:parent-style-name="Paragraphedeliste" style:family="paragraph"/>
    <style:style style:name="T26" style:parent-style-name="Policepardéfaut" style:family="text">
      <style:text-properties fo:language="en" fo:country="US"/>
    </style:style>
    <style:style style:name="T27" style:parent-style-name="Policepardéfaut" style:family="text">
      <style:text-properties fo:language="en" fo:country="US"/>
    </style:style>
    <style:style style:name="T28" style:parent-style-name="Policepardéfaut" style:family="text">
      <style:text-properties fo:language="en" fo:country="US"/>
    </style:style>
    <style:style style:name="T29" style:parent-style-name="Lienhypertexte" style:family="text">
      <style:text-properties fo:language="en" fo:country="US"/>
    </style:style>
    <style:style style:name="T30" style:parent-style-name="Policepardéfaut" style:family="text">
      <style:text-properties fo:language="en" fo:country="US"/>
    </style:style>
    <style:style style:name="P31" style:parent-style-name="Paragraphedeliste" style:family="paragraph"/>
    <style:style style:name="T32" style:parent-style-name="Policepardéfaut" style:family="text">
      <style:text-properties fo:language="en" fo:country="US"/>
    </style:style>
    <style:style style:name="T33" style:parent-style-name="Policepardéfaut" style:family="text">
      <style:text-properties fo:language="en" fo:country="US"/>
    </style:style>
    <style:style style:name="T34" style:parent-style-name="Policepardéfaut" style:family="text">
      <style:text-properties fo:language="en" fo:country="US"/>
    </style:style>
    <style:style style:name="T35" style:parent-style-name="Lienhypertexte" style:family="text">
      <style:text-properties fo:language="en" fo:country="US"/>
    </style:style>
    <style:style style:name="P36" style:parent-style-name="Paragraphedeliste" style:family="paragraph">
      <style:text-properties fo:language="en" fo:country="US"/>
    </style:style>
    <style:style style:name="P37" style:parent-style-name="Paragraphedeliste" style:family="paragraph">
      <style:text-properties fo:language="en" fo:country="US"/>
    </style:style>
    <style:style style:name="P38" style:parent-style-name="Paragraphedeliste" style:family="paragraph">
      <style:text-properties fo:language="en" fo:country="US"/>
    </style:style>
    <style:style style:name="P39" style:parent-style-name="Paragraphedeliste" style:family="paragraph">
      <style:text-properties fo:language="en" fo:country="US"/>
    </style:style>
    <style:style style:name="T40" style:parent-style-name="Policepardéfaut" style:family="text">
      <style:text-properties fo:background-color="#FFFF00" fo:language="en" fo:country="US"/>
    </style:style>
    <style:style style:name="T41" style:parent-style-name="Policepardéfaut" style:family="text">
      <style:text-properties fo:language="en" fo:country="US"/>
    </style:style>
    <style:style style:name="T42" style:parent-style-name="Policepardéfaut" style:family="text">
      <style:text-properties fo:background-color="#FFFF00" fo:language="en" fo:country="US"/>
    </style:style>
    <style:style style:name="T43" style:parent-style-name="Policepardéfaut" style:family="text">
      <style:text-properties fo:language="en" fo:country="US"/>
    </style:style>
    <style:style style:name="T44" style:parent-style-name="Policepardéfaut" style:family="text">
      <style:text-properties fo:language="en" fo:country="US"/>
    </style:style>
    <style:style style:name="T45" style:parent-style-name="Policepardéfaut" style:family="text">
      <style:text-properties fo:language="en" fo:country="US"/>
    </style:style>
    <style:style style:name="T46" style:parent-style-name="Policepardéfaut" style:family="text">
      <style:text-properties fo:language="en" fo:country="US"/>
    </style:style>
    <style:style style:name="T47" style:parent-style-name="Policepardéfaut" style:family="text">
      <style:text-properties fo:language="en" fo:country="US"/>
    </style:style>
    <style:style style:name="T48" style:parent-style-name="Policepardéfaut" style:family="text">
      <style:text-properties fo:language="en" fo:country="US"/>
    </style:style>
    <style:style style:name="T49" style:parent-style-name="Policepardéfaut" style:family="text">
      <style:text-properties fo:language="en" fo:country="US"/>
    </style:style>
    <style:style style:name="T50" style:parent-style-name="Policepardéfaut" style:family="text">
      <style:text-properties fo:language="en" fo:country="US"/>
    </style:style>
    <style:style style:name="T51" style:parent-style-name="Lienhypertexte" style:family="text">
      <style:text-properties fo:background-color="#FFFF00" fo:language="en" fo:country="US"/>
    </style:style>
    <style:style style:name="P52" style:parent-style-name="Paragraphedeliste" style:family="paragraph">
      <style:paragraph-properties fo:margin-left="0.75in">
        <style:tab-stops/>
      </style:paragraph-properties>
      <style:text-properties fo:language="en" fo:country="US"/>
    </style:style>
    <style:style style:name="P53" style:parent-style-name="Paragraphedeliste" style:family="paragraph">
      <style:text-properties fo:language="en" fo:country="US"/>
    </style:style>
    <style:style style:name="T54" style:parent-style-name="Policepardéfaut" style:family="text">
      <style:text-properties fo:language="en" fo:country="US"/>
    </style:style>
    <style:style style:name="T55" style:parent-style-name="Policepardéfaut" style:family="text">
      <style:text-properties fo:language="en" fo:country="US"/>
    </style:style>
    <style:style style:name="T56" style:parent-style-name="Policepardéfaut" style:family="text">
      <style:text-properties fo:language="en" fo:country="US"/>
    </style:style>
  </office:automatic-styles>
  <office:body>
    <office:text text:use-soft-page-breaks="true">
      <text:p text:style-name="P1"/>
      <text:p text:style-name="P2">Test plan for Tadarida-C<text:s/>v3<text:s/>(07/02/2017)</text:p>
      <text:p text:style-name="P3"/>
      <text:p text:style-name="P4">The<text:s/>purpose of this test plan<text:s/>is (1) to check that the software<text:s/>is set up correctly and (2) to provide a non-regression test suite following new developments.</text:p>
      <text:p text:style-name="P5"/>
      <text:h text:style-name="P6" text:outline-level="2">buildClassif.r</text:h>
      <text:p text:style-name="P7">The<text:s/>buildClassif script could easily be tested by:</text:p>
      <text:list text:style-name="LFO4" text:continue-numbering="true">
        <text:list-item>
          <text:p text:style-name="P8"><text:span text:style-name="T9">downloading RSDB_sample folder from<text:s/></text:span><text:a xlink:href="https://github.com/YvesBas/Tadarida-C" office:target-frame-name="_top" xlink:show="replace"><text:span text:style-name="T10">https://github.com/YvesBas/Tadarida-C</text:span></text:a></text:p>
        </text:list-item>
        <text:list-item>
          <text:p text:style-name="P11">editing line 3 to indicate the local path of this folder</text:p>
        </text:list-item>
        <text:list-item>
          <text:p text:style-name="P12">running the script</text:p>
        </text:list-item>
        <text:list-item>
          <text:p text:style-name="P13">execute “summary(ClassifEspA)”</text:p>
        </text:list-item>
      </text:list>
      <text:p text:style-name="P14">This should result in this summary:</text:p>
      <text:p text:style-name="Paragraphedeliste"><text:span text:style-name="T15">XXX</text:span></text:p>
      <text:p text:style-name="Paragraphedeliste"><text:span text:style-name="T16">, and a<text:s/></text:span><text:span text:style-name="T17">“ClassifEspHF3.learner” file<text:s/></text:span><text:span text:style-name="T18">should appear</text:span><text:span text:style-name="T19"><text:s/>in the local working directory of R, and it should be<text:s/></text:span><text:span text:style-name="T20">identical to the one available from<text:s/></text:span><text:a xlink:href="https://github.com/YvesBas/Tadarida-C/builder_output" office:target-frame-name="_top" xlink:show="replace"><text:span text:style-name="T21">https://github.com/YvesBas/Tadarida-C/builder_output</text:span></text:a></text:p>
      <text:p text:style-name="P22"/>
      <text:h text:style-name="P23" text:outline-level="2">TadaridaC.r</text:h>
      <text:p text:style-name="P24">TadaridaC<text:s/>script could easily be tested by:</text:p>
      <text:list text:style-name="LFO4" text:continue-numbering="true">
        <text:list-item>
          <text:p text:style-name="P25"><text:span text:style-name="T26">downloading<text:s/></text:span><text:span text:style-name="T27">“ClassifEspHF3.learner”</text:span><text:span text:style-name="T28"><text:s/>file from<text:s/></text:span><text:a xlink:href="https://github.com/YvesBas/Tadarida-C" office:target-frame-name="_top" xlink:show="replace"><text:span text:style-name="T29">https://github.com/YvesBas/Tadarida-C</text:span></text:a><text:span text:style-name="T30"><text:s/>and copying it to the working directory of R</text:span></text:p>
        </text:list-item>
        <text:list-item>
          <text:p text:style-name="P31"><text:span text:style-name="T32">downloading the test sample input</text:span><text:span text:style-name="T33"><text:s/>folder*</text:span><text:span text:style-name="T34"><text:s/>from<text:s/></text:span><text:a xlink:href="https://github.com/YvesBas/Tadarida-C" office:target-frame-name="_top" xlink:show="replace"><text:span text:style-name="T35">https://github.com/YvesBas/Tadarida-C</text:span></text:a></text:p>
        </text:list-item>
        <text:list-item>
          <text:p text:style-name="P36">editing line<text:s/>6<text:s/>to indicate the local path of this folder</text:p>
        </text:list-item>
        <text:list-item>
          <text:p text:style-name="P37">running the script</text:p>
        </text:list-item>
        <text:list-item>
          <text:p text:style-name="P38">execute “summary(IdTot2)”</text:p>
        </text:list-item>
      </text:list>
      <text:p text:style-name="P39">This should result in this summary:</text:p>
      <text:p text:style-name="Paragraphedeliste"><text:span text:style-name="T40">XXX</text:span></text:p>
      <text:p text:style-name="Paragraphedeliste"><text:span text:style-name="T41">, and<text:s/></text:span><text:span text:style-name="T42">XXX</text:span><text:span text:style-name="T43"><text:s/>.tc</text:span><text:span text:style-name="T44"><text:s/>file<text:s/></text:span><text:span text:style-name="T45">should appear in the<text:s/></text:span><text:span text:style-name="T46">test sample input</text:span><text:span text:style-name="T47"><text:s/>folder, and it should be<text:s/></text:span><text:span text:style-name="T48">identical to the<text:s/></text:span><text:span text:style-name="T49">output folder</text:span><text:span text:style-name="T50"><text:s/>from<text:s/></text:span><text:a xlink:href="https://github.com/YvesBas/Tadarida-C/classifier_output" office:target-frame-name="_top" xlink:show="replace"><text:span text:style-name="T51">https://github.com/YvesBas/Tadarida-C/classifier_output</text:span></text:a></text:p>
      <text:p text:style-name="P52"/>
      <text:p text:style-name="P53"/>
      <text:p text:style-name="Paragraphedeliste"><text:span text:style-name="T54">*Note that test sample input folder</text:span><text:span text:style-name="T55"><text:s/>of TadaridaC</text:span><text:span text:style-name="T56"><text:s/>is the same as type output_h10 sample from Tadarida-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fr" style:country-complex="FR" style:text-combine="none" fo:hyphenate="true"/>
    </style:default-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Tahoma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ansinterligne" style:display-name="Sans interligne" style:family="paragraph">
      <style:text-properties fo:hyphenate="false"/>
    </style:style>
    <style:style style:name="Titre" style:display-name="Titre" style:family="paragraph" style:parent-style-name="Normal" style:next-style-name="Normal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Commentaire" style:display-name="Commentaire" style:family="paragraph" style:parent-style-name="Normal">
      <style:text-properties fo:font-size="10pt" style:font-size-asian="10pt" style:font-size-complex="10pt" fo:hyphenate="false"/>
    </style:style>
    <style:style style:name="CommentaireCar" style:display-name="Commentaire Car" style:family="text" style:parent-style-name="Policepardéfaut">
      <style:text-properties fo:font-size="10pt" style:font-size-asian="10pt" style:font-size-complex="10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edebulles" style:display-name="Texte de bulles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E74B5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3LVL1" style:family="text">
      <style:text-properties style:font-name="Times New Roman" style:font-name-asian="Times New Roman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Times New Roman" style:font-name-asian="Times New Roman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in" fo:page-height="8.5in" style:print-orientation="landscape" fo:margin-top="0.5909in" fo:margin-left="0.5909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yves</meta:initial-creator>
    <dc:creator>yves</dc:creator>
    <meta:creation-date>2017-02-07T19:27:00Z</meta:creation-date>
    <dc:date>2017-02-07T21:19:00Z</dc:date>
    <meta:template xlink:href="Normal.dotm" xlink:type="simple"/>
    <meta:editing-cycles>5</meta:editing-cycles>
    <meta:editing-duration>PT6180S</meta:editing-duration>
    <meta:document-statistic meta:page-count="1" meta:paragraph-count="3" meta:word-count="258" meta:character-count="1677" meta:row-count="11" meta:non-whitespace-character-count="1422"/>
  </office:meta>
</office:document-meta>
</file>